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/>
      <style:text-properties fo:hyphenate="true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2">
          <table:table-cell table:style-name="ce1" office:value-type="string">
            <text:p>Durum 1</text:p>
          </table:table-cell>
          <table:table-cell table:style-name="ce1" table:number-columns-repeated="3"/>
          <table:table-cell table:number-columns-repeated="8"/>
        </table:table-row>
        <table:table-row table:style-name="ro4">
          <table:table-cell office:value-type="string">
            <text:p>MAIN</text:p>
          </table:table-cell>
          <table:table-cell table:number-columns-repeated="3"/>
          <table:table-cell office:value-type="string">
            <text:p>Prj1</text:p>
          </table:table-cell>
          <table:table-cell table:number-columns-repeated="3"/>
          <table:table-cell office:value-type="string">
            <text:p>Prj2</text:p>
          </table:table-cell>
          <table:table-cell table:number-columns-repeated="3"/>
        </table:table-row>
        <table:table-row table:style-name="ro2">
          <table:table-cell office:value-type="string">
            <text:p>MainVideo</text:p>
          </table:table-cell>
          <table:table-cell office:value-type="string">
            <text:p>MainAudio</text:p>
          </table:table-cell>
          <table:table-cell office:value-type="string">
            <text:p>MainText</text:p>
          </table:table-cell>
          <table:table-cell office:value-type="string">
            <text:p>MainPicture</text:p>
          </table:table-cell>
          <table:table-cell office:value-type="string">
            <text:p>Prj1Video</text:p>
          </table:table-cell>
          <table:table-cell office:value-type="string">
            <text:p>Prj1Audio</text:p>
          </table:table-cell>
          <table:table-cell office:value-type="string">
            <text:p>Prj1Text</text:p>
          </table:table-cell>
          <table:table-cell office:value-type="string">
            <text:p>Prj1Picture</text:p>
          </table:table-cell>
          <table:table-cell office:value-type="string">
            <text:p>Prj2Video</text:p>
          </table:table-cell>
          <table:table-cell office:value-type="string">
            <text:p>Prj2Audio</text:p>
          </table:table-cell>
          <table:table-cell office:value-type="string">
            <text:p>Prj2Text</text:p>
          </table:table-cell>
          <table:table-cell office:value-type="string">
            <text:p>Prj2Picture</text:p>
          </table:table-cell>
        </table:table-row>
        <table:table-row table:style-name="ro2">
          <table:table-cell office:value-type="string">
            <text:p>file1.mp4</text:p>
          </table:table-cell>
          <table:table-cell office:value-type="string">
            <text:p>file1.mp3</text:p>
          </table:table-cell>
          <table:table-cell office:value-type="string">
            <text:p>file1.text</text:p>
          </table:table-cell>
          <table:table-cell office:value-type="string">
            <text:p>file1.png</text:p>
          </table:table-cell>
          <table:table-cell office:value-type="string">
            <text:p>file1.mp4</text:p>
          </table:table-cell>
          <table:table-cell office:value-type="string">
            <text:p>file1.mp3</text:p>
          </table:table-cell>
          <table:table-cell office:value-type="string">
            <text:p>file1.text</text:p>
          </table:table-cell>
          <table:table-cell office:value-type="string">
            <text:p>file1.png</text:p>
          </table:table-cell>
          <table:table-cell office:value-type="string">
            <text:p>file1.mp4</text:p>
          </table:table-cell>
          <table:table-cell office:value-type="string">
            <text:p>file1.mp3</text:p>
          </table:table-cell>
          <table:table-cell office:value-type="string">
            <text:p>file1.text</text:p>
          </table:table-cell>
          <table:table-cell office:value-type="string">
            <text:p>file1.png</text:p>
          </table:table-cell>
        </table:table-row>
        <table:table-row table:style-name="ro2">
          <table:table-cell office:value-type="string">
            <text:p>file2.mp4</text:p>
          </table:table-cell>
          <table:table-cell office:value-type="string">
            <text:p>file2.mp3</text:p>
          </table:table-cell>
          <table:table-cell office:value-type="string">
            <text:p>file2.text</text:p>
          </table:table-cell>
          <table:table-cell office:value-type="string">
            <text:p>file2.png</text:p>
          </table:table-cell>
          <table:table-cell office:value-type="string">
            <text:p>file2.mp4</text:p>
          </table:table-cell>
          <table:table-cell office:value-type="string">
            <text:p>file2.mp3</text:p>
          </table:table-cell>
          <table:table-cell office:value-type="string">
            <text:p>file2.text</text:p>
          </table:table-cell>
          <table:table-cell office:value-type="string">
            <text:p>file2.png</text:p>
          </table:table-cell>
          <table:table-cell office:value-type="string">
            <text:p>file2.mp4</text:p>
          </table:table-cell>
          <table:table-cell office:value-type="string">
            <text:p>file2.mp3</text:p>
          </table:table-cell>
          <table:table-cell office:value-type="string">
            <text:p>file2.text</text:p>
          </table:table-cell>
          <table:table-cell office:value-type="string">
            <text:p>file2.png</text:p>
          </table:table-cell>
        </table:table-row>
        <table:table-row table:style-name="ro2">
          <table:table-cell office:value-type="string">
            <text:p>file3.mp4</text:p>
          </table:table-cell>
          <table:table-cell office:value-type="string">
            <text:p>file3.mp3</text:p>
          </table:table-cell>
          <table:table-cell office:value-type="string">
            <text:p>file3.text</text:p>
          </table:table-cell>
          <table:table-cell office:value-type="string">
            <text:p>file3.png</text:p>
          </table:table-cell>
          <table:table-cell office:value-type="string">
            <text:p>file3.mp4</text:p>
          </table:table-cell>
          <table:table-cell office:value-type="string">
            <text:p>file3.mp3</text:p>
          </table:table-cell>
          <table:table-cell office:value-type="string">
            <text:p>file3.text</text:p>
          </table:table-cell>
          <table:table-cell office:value-type="string">
            <text:p>file3.png</text:p>
          </table:table-cell>
          <table:table-cell office:value-type="string">
            <text:p>file3.mp4</text:p>
          </table:table-cell>
          <table:table-cell office:value-type="string">
            <text:p>file3.mp3</text:p>
          </table:table-cell>
          <table:table-cell office:value-type="string">
            <text:p>file3.text</text:p>
          </table:table-cell>
          <table:table-cell office:value-type="string">
            <text:p>file3.png</text:p>
          </table:table-cell>
        </table:table-row>
        <table:table-row table:style-name="ro2">
          <table:table-cell office:value-type="string">
            <text:p>file4.mp4</text:p>
          </table:table-cell>
          <table:table-cell office:value-type="string">
            <text:p>file4.mp3</text:p>
          </table:table-cell>
          <table:table-cell office:value-type="string">
            <text:p>file4.text</text:p>
          </table:table-cell>
          <table:table-cell office:value-type="string">
            <text:p>file4.png</text:p>
          </table:table-cell>
          <table:table-cell office:value-type="string">
            <text:p>file4.mp4</text:p>
          </table:table-cell>
          <table:table-cell office:value-type="string">
            <text:p>file4.mp3</text:p>
          </table:table-cell>
          <table:table-cell office:value-type="string">
            <text:p>file4.text</text:p>
          </table:table-cell>
          <table:table-cell office:value-type="string">
            <text:p>file4.png</text:p>
          </table:table-cell>
          <table:table-cell office:value-type="string">
            <text:p>file4.mp4</text:p>
          </table:table-cell>
          <table:table-cell office:value-type="string">
            <text:p>file4.mp3</text:p>
          </table:table-cell>
          <table:table-cell office:value-type="string">
            <text:p>file4.text</text:p>
          </table:table-cell>
          <table:table-cell office:value-type="string">
            <text:p>file4.png</text:p>
          </table:table-cell>
        </table:table-row>
        <table:table-row table:style-name="ro3">
          <table:table-cell table:number-columns-repeated="12"/>
        </table:table-row>
        <table:table-row table:style-name="ro4">
          <table:table-cell office:value-type="string">
            <text:p>Durum 2</text:p>
          </table:table-cell>
          <table:table-cell table:number-columns-repeated="11"/>
        </table:table-row>
        <table:table-row table:style-name="ro4">
          <table:table-cell office:value-type="string">
            <text:p>MAIN</text:p>
          </table:table-cell>
          <table:table-cell table:number-columns-repeated="3"/>
          <table:table-cell office:value-type="string">
            <text:p>Prj1</text:p>
          </table:table-cell>
          <table:table-cell table:number-columns-repeated="3"/>
          <table:table-cell office:value-type="string">
            <text:p>Prj2</text:p>
          </table:table-cell>
          <table:table-cell table:number-columns-repeated="3"/>
        </table:table-row>
        <table:table-row table:style-name="ro2">
          <table:table-cell office:value-type="string">
            <text:p>MainVideo</text:p>
          </table:table-cell>
          <table:table-cell office:value-type="string">
            <text:p>MainAudio</text:p>
          </table:table-cell>
          <table:table-cell office:value-type="string">
            <text:p>MainText</text:p>
          </table:table-cell>
          <table:table-cell office:value-type="string">
            <text:p>MainPicture</text:p>
          </table:table-cell>
          <table:table-cell office:value-type="string">
            <text:p>Prj1Video</text:p>
          </table:table-cell>
          <table:table-cell office:value-type="string">
            <text:p>Prj1Audio</text:p>
          </table:table-cell>
          <table:table-cell office:value-type="string">
            <text:p>Prj1Text</text:p>
          </table:table-cell>
          <table:table-cell office:value-type="string">
            <text:p>Prj1Picture</text:p>
          </table:table-cell>
          <table:table-cell office:value-type="string">
            <text:p>Prj2Video</text:p>
          </table:table-cell>
          <table:table-cell office:value-type="string">
            <text:p>Prj2Audio</text:p>
          </table:table-cell>
          <table:table-cell office:value-type="string">
            <text:p>Prj2Text</text:p>
          </table:table-cell>
          <table:table-cell office:value-type="string">
            <text:p>Prj2Picture</text:p>
          </table:table-cell>
        </table:table-row>
        <table:table-row table:style-name="ro4">
          <table:table-cell office:value-type="string">
            <text:p>file5.mp4</text:p>
          </table:table-cell>
          <table:table-cell office:value-type="string">
            <text:p>file5.mp3</text:p>
          </table:table-cell>
          <table:table-cell office:value-type="string">
            <text:p>file5.text</text:p>
          </table:table-cell>
          <table:table-cell office:value-type="string">
            <text:p>file5.png</text:p>
          </table:table-cell>
          <table:table-cell office:value-type="string">
            <text:p>file5.mp4</text:p>
          </table:table-cell>
          <table:table-cell office:value-type="string">
            <text:p>file5.mp3</text:p>
          </table:table-cell>
          <table:table-cell office:value-type="string">
            <text:p>file5.text</text:p>
          </table:table-cell>
          <table:table-cell office:value-type="string">
            <text:p>file5.png</text:p>
          </table:table-cell>
          <table:table-cell office:value-type="string">
            <text:p>file5.mp4</text:p>
          </table:table-cell>
          <table:table-cell office:value-type="string">
            <text:p>file5.mp3</text:p>
          </table:table-cell>
          <table:table-cell office:value-type="string">
            <text:p>file5.text</text:p>
          </table:table-cell>
          <table:table-cell office:value-type="string">
            <text:p>file5.png</text:p>
          </table:table-cell>
        </table:table-row>
        <table:table-row table:style-name="ro4">
          <table:table-cell office:value-type="string">
            <text:p>file6.mp4</text:p>
          </table:table-cell>
          <table:table-cell office:value-type="string">
            <text:p>file6.mp3</text:p>
          </table:table-cell>
          <table:table-cell office:value-type="string">
            <text:p>file6.text</text:p>
          </table:table-cell>
          <table:table-cell office:value-type="string">
            <text:p>file6.png</text:p>
          </table:table-cell>
          <table:table-cell office:value-type="string">
            <text:p>file6.mp4</text:p>
          </table:table-cell>
          <table:table-cell office:value-type="string">
            <text:p>file6.mp3</text:p>
          </table:table-cell>
          <table:table-cell office:value-type="string">
            <text:p>file6.text</text:p>
          </table:table-cell>
          <table:table-cell office:value-type="string">
            <text:p>file6.png</text:p>
          </table:table-cell>
          <table:table-cell office:value-type="string">
            <text:p>file6.mp4</text:p>
          </table:table-cell>
          <table:table-cell office:value-type="string">
            <text:p>file6.mp3</text:p>
          </table:table-cell>
          <table:table-cell office:value-type="string">
            <text:p>file6.text</text:p>
          </table:table-cell>
          <table:table-cell office:value-type="string">
            <text:p>file6.png</text:p>
          </table:table-cell>
        </table:table-row>
        <table:table-row table:style-name="ro3">
          <table:table-cell table:number-columns-repeated="12"/>
        </table:table-row>
        <table:table-row table:style-name="ro4">
          <table:table-cell office:value-type="string">
            <text:p>Durum 3</text:p>
          </table:table-cell>
          <table:table-cell table:number-columns-repeated="11"/>
        </table:table-row>
        <table:table-row table:style-name="ro4">
          <table:table-cell office:value-type="string">
            <text:p>MAIN</text:p>
          </table:table-cell>
          <table:table-cell table:number-columns-repeated="3"/>
          <table:table-cell office:value-type="string">
            <text:p>Prj1</text:p>
          </table:table-cell>
          <table:table-cell table:number-columns-repeated="3"/>
          <table:table-cell office:value-type="string">
            <text:p>Prj2</text:p>
          </table:table-cell>
          <table:table-cell table:number-columns-repeated="3"/>
        </table:table-row>
        <table:table-row table:style-name="ro2">
          <table:table-cell office:value-type="string">
            <text:p>MainVideo</text:p>
          </table:table-cell>
          <table:table-cell office:value-type="string">
            <text:p>MainAudio</text:p>
          </table:table-cell>
          <table:table-cell office:value-type="string">
            <text:p>MainText</text:p>
          </table:table-cell>
          <table:table-cell office:value-type="string">
            <text:p>MainPicture</text:p>
          </table:table-cell>
          <table:table-cell office:value-type="string">
            <text:p>Prj1Video</text:p>
          </table:table-cell>
          <table:table-cell office:value-type="string">
            <text:p>Prj1Audio</text:p>
          </table:table-cell>
          <table:table-cell office:value-type="string">
            <text:p>Prj1Text</text:p>
          </table:table-cell>
          <table:table-cell office:value-type="string">
            <text:p>Prj1Picture</text:p>
          </table:table-cell>
          <table:table-cell office:value-type="string">
            <text:p>Prj2Video</text:p>
          </table:table-cell>
          <table:table-cell office:value-type="string">
            <text:p>Prj2Audio</text:p>
          </table:table-cell>
          <table:table-cell office:value-type="string">
            <text:p>Prj2Text</text:p>
          </table:table-cell>
          <table:table-cell office:value-type="string">
            <text:p>Prj2Picture</text:p>
          </table:table-cell>
        </table:table-row>
        <table:table-row table:style-name="ro4">
          <table:table-cell office:value-type="string">
            <text:p>file5.mp4</text:p>
          </table:table-cell>
          <table:table-cell office:value-type="string">
            <text:p>file5.mp3</text:p>
          </table:table-cell>
          <table:table-cell office:value-type="string">
            <text:p>file5.text</text:p>
          </table:table-cell>
          <table:table-cell office:value-type="string">
            <text:p>file5.png</text:p>
          </table:table-cell>
          <table:table-cell office:value-type="string">
            <text:p>file5.mp4</text:p>
          </table:table-cell>
          <table:table-cell office:value-type="string">
            <text:p>file5.mp3</text:p>
          </table:table-cell>
          <table:table-cell office:value-type="string">
            <text:p>file5.text</text:p>
          </table:table-cell>
          <table:table-cell office:value-type="string">
            <text:p>file5.png</text:p>
          </table:table-cell>
          <table:table-cell office:value-type="string">
            <text:p>file5.mp4</text:p>
          </table:table-cell>
          <table:table-cell office:value-type="string">
            <text:p>file5.mp3</text:p>
          </table:table-cell>
          <table:table-cell office:value-type="string">
            <text:p>file5.text</text:p>
          </table:table-cell>
          <table:table-cell office:value-type="string">
            <text:p>file5.png</text:p>
          </table:table-cell>
        </table:table-row>
        <table:table-row table:style-name="ro4">
          <table:table-cell office:value-type="string">
            <text:p>file6.mp4</text:p>
          </table:table-cell>
          <table:table-cell office:value-type="string">
            <text:p>file6.mp3</text:p>
          </table:table-cell>
          <table:table-cell office:value-type="string">
            <text:p>file6.text</text:p>
          </table:table-cell>
          <table:table-cell office:value-type="string">
            <text:p>file6.png</text:p>
          </table:table-cell>
          <table:table-cell office:value-type="string">
            <text:p>file6.mp4</text:p>
          </table:table-cell>
          <table:table-cell office:value-type="string">
            <text:p>file6.mp3</text:p>
          </table:table-cell>
          <table:table-cell office:value-type="string">
            <text:p>file6.text</text:p>
          </table:table-cell>
          <table:table-cell office:value-type="string">
            <text:p>file6.png</text:p>
          </table:table-cell>
          <table:table-cell office:value-type="string">
            <text:p>file6.mp4</text:p>
          </table:table-cell>
          <table:table-cell office:value-type="string">
            <text:p>file6.mp3</text:p>
          </table:table-cell>
          <table:table-cell office:value-type="string">
            <text:p>file6.text</text:p>
          </table:table-cell>
          <table:table-cell office:value-type="string">
            <text:p>file6.png</text:p>
          </table:table-cell>
        </table:table-row>
        <table:table-row table:style-name="ro2">
          <table:table-cell office:value-type="string">
            <text:p>file1.mp4</text:p>
          </table:table-cell>
          <table:table-cell office:value-type="string">
            <text:p>file1.mp3</text:p>
          </table:table-cell>
          <table:table-cell office:value-type="string">
            <text:p>file1.text</text:p>
          </table:table-cell>
          <table:table-cell office:value-type="string">
            <text:p>file1.png</text:p>
          </table:table-cell>
          <table:table-cell office:value-type="string">
            <text:p>file1.mp4</text:p>
          </table:table-cell>
          <table:table-cell office:value-type="string">
            <text:p>file1.mp3</text:p>
          </table:table-cell>
          <table:table-cell office:value-type="string">
            <text:p>file1.text</text:p>
          </table:table-cell>
          <table:table-cell office:value-type="string">
            <text:p>file1.png</text:p>
          </table:table-cell>
          <table:table-cell office:value-type="string">
            <text:p>file1.mp4</text:p>
          </table:table-cell>
          <table:table-cell office:value-type="string">
            <text:p>file1.mp3</text:p>
          </table:table-cell>
          <table:table-cell office:value-type="string">
            <text:p>file1.text</text:p>
          </table:table-cell>
          <table:table-cell office:value-type="string">
            <text:p>file1.png</text:p>
          </table:table-cell>
        </table:table-row>
        <table:table-row table:style-name="ro3">
          <table:table-cell table:number-columns-repeated="12"/>
        </table:table-row>
        <table:table-row table:style-name="ro4">
          <table:table-cell office:value-type="string">
            <text:p>Durum 4</text:p>
          </table:table-cell>
          <table:table-cell table:number-columns-repeated="11"/>
        </table:table-row>
        <table:table-row table:style-name="ro4">
          <table:table-cell office:value-type="string">
            <text:p>MAIN</text:p>
          </table:table-cell>
          <table:table-cell table:number-columns-repeated="3"/>
          <table:table-cell office:value-type="string">
            <text:p>Prj1</text:p>
          </table:table-cell>
          <table:table-cell table:number-columns-repeated="3"/>
          <table:table-cell office:value-type="string">
            <text:p>Prj2</text:p>
          </table:table-cell>
          <table:table-cell table:number-columns-repeated="3"/>
        </table:table-row>
        <table:table-row table:style-name="ro2">
          <table:table-cell office:value-type="string">
            <text:p>MainVideo</text:p>
          </table:table-cell>
          <table:table-cell office:value-type="string">
            <text:p>MainAudio</text:p>
          </table:table-cell>
          <table:table-cell office:value-type="string">
            <text:p>MainText</text:p>
          </table:table-cell>
          <table:table-cell office:value-type="string">
            <text:p>MainPicture</text:p>
          </table:table-cell>
          <table:table-cell office:value-type="string">
            <text:p>Prj1Video</text:p>
          </table:table-cell>
          <table:table-cell office:value-type="string">
            <text:p>Prj1Audio</text:p>
          </table:table-cell>
          <table:table-cell office:value-type="string">
            <text:p>Prj1Text</text:p>
          </table:table-cell>
          <table:table-cell office:value-type="string">
            <text:p>Prj1Picture</text:p>
          </table:table-cell>
          <table:table-cell office:value-type="string">
            <text:p>Prj2Video</text:p>
          </table:table-cell>
          <table:table-cell office:value-type="string">
            <text:p>Prj2Audio</text:p>
          </table:table-cell>
          <table:table-cell office:value-type="string">
            <text:p>Prj2Text</text:p>
          </table:table-cell>
          <table:table-cell office:value-type="string">
            <text:p>Prj2Picture</text:p>
          </table:table-cell>
        </table:table-row>
        <table:table-row table:style-name="ro4">
          <table:table-cell office:value-type="string">
            <text:p>file5.mp4</text:p>
          </table:table-cell>
          <table:table-cell office:value-type="string">
            <text:p>file5.mp3</text:p>
          </table:table-cell>
          <table:table-cell office:value-type="string">
            <text:p>file5.text</text:p>
          </table:table-cell>
          <table:table-cell office:value-type="string">
            <text:p>file5.png</text:p>
          </table:table-cell>
          <table:table-cell office:value-type="string">
            <text:p>file5.mp4</text:p>
          </table:table-cell>
          <table:table-cell office:value-type="string">
            <text:p>file5.mp3</text:p>
          </table:table-cell>
          <table:table-cell office:value-type="string">
            <text:p>file5.text</text:p>
          </table:table-cell>
          <table:table-cell office:value-type="string">
            <text:p>file5.png</text:p>
          </table:table-cell>
          <table:table-cell office:value-type="string">
            <text:p>file5.mp4</text:p>
          </table:table-cell>
          <table:table-cell office:value-type="string">
            <text:p>file5.mp3</text:p>
          </table:table-cell>
          <table:table-cell office:value-type="string">
            <text:p>file5.text</text:p>
          </table:table-cell>
          <table:table-cell office:value-type="string">
            <text:p>file5.png</text:p>
          </table:table-cell>
        </table:table-row>
        <table:table-row table:style-name="ro3">
          <table:table-cell table:number-columns-repeated="12"/>
        </table:table-row>
        <table:table-row table:style-name="ro2">
          <table:table-cell table:style-name="ce1" office:value-type="string">
            <text:p>Durum 5</text:p>
          </table:table-cell>
          <table:table-cell table:style-name="ce1" table:number-columns-repeated="3"/>
          <table:table-cell table:number-columns-repeated="8"/>
        </table:table-row>
        <table:table-row table:style-name="ro4">
          <table:table-cell office:value-type="string">
            <text:p>MAIN</text:p>
          </table:table-cell>
          <table:table-cell table:number-columns-repeated="3"/>
          <table:table-cell office:value-type="string">
            <text:p>Prj1</text:p>
          </table:table-cell>
          <table:table-cell table:number-columns-repeated="7"/>
        </table:table-row>
        <table:table-row table:style-name="ro2">
          <table:table-cell office:value-type="string">
            <text:p>MainVideo</text:p>
          </table:table-cell>
          <table:table-cell office:value-type="string">
            <text:p>MainAudio</text:p>
          </table:table-cell>
          <table:table-cell office:value-type="string">
            <text:p>MainText</text:p>
          </table:table-cell>
          <table:table-cell office:value-type="string">
            <text:p>MainPicture</text:p>
          </table:table-cell>
          <table:table-cell office:value-type="string">
            <text:p>Prj1Video</text:p>
          </table:table-cell>
          <table:table-cell office:value-type="string">
            <text:p>Prj1Audio</text:p>
          </table:table-cell>
          <table:table-cell office:value-type="string">
            <text:p>Prj1Text</text:p>
          </table:table-cell>
          <table:table-cell office:value-type="string">
            <text:p>Prj1Picture</text:p>
          </table:table-cell>
          <table:table-cell table:number-columns-repeated="4"/>
        </table:table-row>
        <table:table-row table:style-name="ro2">
          <table:table-cell office:value-type="string">
            <text:p>file1.mp4</text:p>
          </table:table-cell>
          <table:table-cell office:value-type="string">
            <text:p>file1.mp3</text:p>
          </table:table-cell>
          <table:table-cell office:value-type="string">
            <text:p>file1.text</text:p>
          </table:table-cell>
          <table:table-cell office:value-type="string">
            <text:p>file1.png</text:p>
          </table:table-cell>
          <table:table-cell office:value-type="string">
            <text:p>file1.mp4</text:p>
          </table:table-cell>
          <table:table-cell office:value-type="string">
            <text:p>file1.mp3</text:p>
          </table:table-cell>
          <table:table-cell office:value-type="string">
            <text:p>file1.text</text:p>
          </table:table-cell>
          <table:table-cell office:value-type="string">
            <text:p>file1.png</text:p>
          </table:table-cell>
          <table:table-cell table:number-columns-repeated="4"/>
        </table:table-row>
        <table:table-row table:style-name="ro2">
          <table:table-cell office:value-type="string">
            <text:p>file2.mp4</text:p>
          </table:table-cell>
          <table:table-cell office:value-type="string">
            <text:p>file2.mp3</text:p>
          </table:table-cell>
          <table:table-cell office:value-type="string">
            <text:p>file2.text</text:p>
          </table:table-cell>
          <table:table-cell office:value-type="string">
            <text:p>file2.png</text:p>
          </table:table-cell>
          <table:table-cell office:value-type="string">
            <text:p>file2.mp4</text:p>
          </table:table-cell>
          <table:table-cell office:value-type="string">
            <text:p>file2.mp3</text:p>
          </table:table-cell>
          <table:table-cell office:value-type="string">
            <text:p>file2.text</text:p>
          </table:table-cell>
          <table:table-cell office:value-type="string">
            <text:p>file2.png</text:p>
          </table:table-cell>
          <table:table-cell table:number-columns-repeated="4"/>
        </table:table-row>
        <table:table-row table:style-name="ro2">
          <table:table-cell office:value-type="string">
            <text:p>file3.mp4</text:p>
          </table:table-cell>
          <table:table-cell office:value-type="string">
            <text:p>file3.mp3</text:p>
          </table:table-cell>
          <table:table-cell office:value-type="string">
            <text:p>file3.text</text:p>
          </table:table-cell>
          <table:table-cell office:value-type="string">
            <text:p>file3.png</text:p>
          </table:table-cell>
          <table:table-cell office:value-type="string">
            <text:p>file3.mp4</text:p>
          </table:table-cell>
          <table:table-cell office:value-type="string">
            <text:p>file3.mp3</text:p>
          </table:table-cell>
          <table:table-cell office:value-type="string">
            <text:p>file3.text</text:p>
          </table:table-cell>
          <table:table-cell office:value-type="string">
            <text:p>file3.png</text:p>
          </table:table-cell>
          <table:table-cell table:number-columns-repeated="4"/>
        </table:table-row>
        <table:table-row table:style-name="ro2">
          <table:table-cell office:value-type="string">
            <text:p>file4.mp4</text:p>
          </table:table-cell>
          <table:table-cell office:value-type="string">
            <text:p>file4.mp3</text:p>
          </table:table-cell>
          <table:table-cell office:value-type="string">
            <text:p>file4.text</text:p>
          </table:table-cell>
          <table:table-cell office:value-type="string">
            <text:p>file4.png</text:p>
          </table:table-cell>
          <table:table-cell office:value-type="string">
            <text:p>file4.mp4</text:p>
          </table:table-cell>
          <table:table-cell office:value-type="string">
            <text:p>file4.mp3</text:p>
          </table:table-cell>
          <table:table-cell office:value-type="string">
            <text:p>file4.text</text:p>
          </table:table-cell>
          <table:table-cell office:value-type="string">
            <text:p>file4.png</text:p>
          </table:table-cell>
          <table:table-cell table:number-columns-repeated="4"/>
        </table:table-row>
        <table:table-row table:style-name="ro3">
          <table:table-cell table:number-columns-repeated="12"/>
        </table:table-row>
        <table:table-row table:style-name="ro4">
          <table:table-cell office:value-type="string">
            <text:p>Durum 6</text:p>
          </table:table-cell>
          <table:table-cell table:number-columns-repeated="11"/>
        </table:table-row>
        <table:table-row table:style-name="ro4">
          <table:table-cell office:value-type="string">
            <text:p>MAIN</text:p>
          </table:table-cell>
          <table:table-cell table:number-columns-repeated="3"/>
          <table:table-cell office:value-type="string">
            <text:p>Prj1</text:p>
          </table:table-cell>
          <table:table-cell table:number-columns-repeated="7"/>
        </table:table-row>
        <table:table-row table:style-name="ro2">
          <table:table-cell office:value-type="string">
            <text:p>MainVideo</text:p>
          </table:table-cell>
          <table:table-cell office:value-type="string">
            <text:p>MainAudio</text:p>
          </table:table-cell>
          <table:table-cell office:value-type="string">
            <text:p>MainText</text:p>
          </table:table-cell>
          <table:table-cell office:value-type="string">
            <text:p>MainPicture</text:p>
          </table:table-cell>
          <table:table-cell office:value-type="string">
            <text:p>Prj1Video</text:p>
          </table:table-cell>
          <table:table-cell office:value-type="string">
            <text:p>Prj1Audio</text:p>
          </table:table-cell>
          <table:table-cell office:value-type="string">
            <text:p>Prj1Text</text:p>
          </table:table-cell>
          <table:table-cell office:value-type="string">
            <text:p>Prj1Picture</text:p>
          </table:table-cell>
          <table:table-cell table:number-columns-repeated="4"/>
        </table:table-row>
        <table:table-row table:style-name="ro2">
          <table:table-cell office:value-type="string">
            <text:p>file5.mp4</text:p>
          </table:table-cell>
          <table:table-cell office:value-type="string">
            <text:p>file5.mp3</text:p>
          </table:table-cell>
          <table:table-cell office:value-type="string">
            <text:p>file5.text</text:p>
          </table:table-cell>
          <table:table-cell office:value-type="string">
            <text:p>file5.png</text:p>
          </table:table-cell>
          <table:table-cell office:value-type="string">
            <text:p>file5.mp4</text:p>
          </table:table-cell>
          <table:table-cell office:value-type="string">
            <text:p>file5.mp3</text:p>
          </table:table-cell>
          <table:table-cell office:value-type="string">
            <text:p>file5.text</text:p>
          </table:table-cell>
          <table:table-cell office:value-type="string">
            <text:p>file5.png</text:p>
          </table:table-cell>
          <table:table-cell table:number-columns-repeated="4"/>
        </table:table-row>
        <table:table-row table:style-name="ro2">
          <table:table-cell office:value-type="string">
            <text:p>file6.mp4</text:p>
          </table:table-cell>
          <table:table-cell office:value-type="string">
            <text:p>file6.mp3</text:p>
          </table:table-cell>
          <table:table-cell office:value-type="string">
            <text:p>file6.text</text:p>
          </table:table-cell>
          <table:table-cell office:value-type="string">
            <text:p>file6.png</text:p>
          </table:table-cell>
          <table:table-cell office:value-type="string">
            <text:p>file6.mp4</text:p>
          </table:table-cell>
          <table:table-cell office:value-type="string">
            <text:p>file6.mp3</text:p>
          </table:table-cell>
          <table:table-cell office:value-type="string">
            <text:p>file6.text</text:p>
          </table:table-cell>
          <table:table-cell office:value-type="string">
            <text:p>file6.png</text:p>
          </table:table-cell>
          <table:table-cell table:number-columns-repeated="4"/>
        </table:table-row>
        <table:table-row table:style-name="ro3">
          <table:table-cell table:number-columns-repeated="12"/>
        </table:table-row>
        <table:table-row table:style-name="ro4">
          <table:table-cell office:value-type="string">
            <text:p>Durum 7</text:p>
          </table:table-cell>
          <table:table-cell table:number-columns-repeated="11"/>
        </table:table-row>
        <table:table-row table:style-name="ro4">
          <table:table-cell office:value-type="string">
            <text:p>MAIN</text:p>
          </table:table-cell>
          <table:table-cell table:number-columns-repeated="3"/>
          <table:table-cell office:value-type="string">
            <text:p>Prj1</text:p>
          </table:table-cell>
          <table:table-cell table:number-columns-repeated="3"/>
          <table:table-cell office:value-type="string">
            <text:p>Prj2</text:p>
          </table:table-cell>
          <table:table-cell table:number-columns-repeated="3"/>
        </table:table-row>
        <table:table-row table:style-name="ro2">
          <table:table-cell office:value-type="string">
            <text:p>MainVideo</text:p>
          </table:table-cell>
          <table:table-cell office:value-type="string">
            <text:p>MainAudio</text:p>
          </table:table-cell>
          <table:table-cell office:value-type="string">
            <text:p>MainText</text:p>
          </table:table-cell>
          <table:table-cell office:value-type="string">
            <text:p>MainPicture</text:p>
          </table:table-cell>
          <table:table-cell office:value-type="string">
            <text:p>Prj1Video</text:p>
          </table:table-cell>
          <table:table-cell office:value-type="string">
            <text:p>Prj1Audio</text:p>
          </table:table-cell>
          <table:table-cell office:value-type="string">
            <text:p>Prj1Text</text:p>
          </table:table-cell>
          <table:table-cell office:value-type="string">
            <text:p>Prj1Picture</text:p>
          </table:table-cell>
          <table:table-cell office:value-type="string">
            <text:p>Prj2Video</text:p>
          </table:table-cell>
          <table:table-cell office:value-type="string">
            <text:p>Prj2Audio</text:p>
          </table:table-cell>
          <table:table-cell office:value-type="string">
            <text:p>Prj2Text</text:p>
          </table:table-cell>
          <table:table-cell office:value-type="string">
            <text:p>Prj2Picture</text:p>
          </table:table-cell>
        </table:table-row>
        <table:table-row table:style-name="ro4">
          <table:table-cell office:value-type="string">
            <text:p>file5.mp4</text:p>
          </table:table-cell>
          <table:table-cell office:value-type="string">
            <text:p>file5.mp3</text:p>
          </table:table-cell>
          <table:table-cell office:value-type="string">
            <text:p>file5.text</text:p>
          </table:table-cell>
          <table:table-cell office:value-type="string">
            <text:p>file5.png</text:p>
          </table:table-cell>
          <table:table-cell office:value-type="string">
            <text:p>file5.mp4</text:p>
          </table:table-cell>
          <table:table-cell office:value-type="string">
            <text:p>file5.mp3</text:p>
          </table:table-cell>
          <table:table-cell office:value-type="string">
            <text:p>file5.text</text:p>
          </table:table-cell>
          <table:table-cell office:value-type="string">
            <text:p>file5.png</text:p>
          </table:table-cell>
          <table:table-cell office:value-type="string">
            <text:p>file5.mp4</text:p>
          </table:table-cell>
          <table:table-cell office:value-type="string">
            <text:p>file5.mp3</text:p>
          </table:table-cell>
          <table:table-cell office:value-type="string">
            <text:p>file5.text</text:p>
          </table:table-cell>
          <table:table-cell office:value-type="string">
            <text:p>file5.png</text:p>
          </table:table-cell>
        </table:table-row>
        <table:table-row table:style-name="ro3">
          <table:table-cell table:number-columns-repeated="12"/>
        </table:table-row>
        <table:table-row table:style-name="ro2">
          <table:table-cell table:style-name="ce1" office:value-type="string">
            <text:p>Durum 8</text:p>
          </table:table-cell>
          <table:table-cell table:style-name="ce1" table:number-columns-repeated="3"/>
          <table:table-cell table:number-columns-repeated="8"/>
        </table:table-row>
        <table:table-row table:style-name="ro4">
          <table:table-cell office:value-type="string">
            <text:p>MAIN</text:p>
          </table:table-cell>
          <table:table-cell table:number-columns-repeated="3"/>
          <table:table-cell office:value-type="string">
            <text:p>Prj1</text:p>
          </table:table-cell>
          <table:table-cell table:number-columns-repeated="3"/>
          <table:table-cell office:value-type="string">
            <text:p>Prj2</text:p>
          </table:table-cell>
          <table:table-cell table:number-columns-repeated="3"/>
        </table:table-row>
        <table:table-row table:style-name="ro2">
          <table:table-cell office:value-type="string">
            <text:p>MainVideo</text:p>
          </table:table-cell>
          <table:table-cell office:value-type="string">
            <text:p>MainAudio</text:p>
          </table:table-cell>
          <table:table-cell office:value-type="string">
            <text:p>MainText</text:p>
          </table:table-cell>
          <table:table-cell office:value-type="string">
            <text:p>MainPicture</text:p>
          </table:table-cell>
          <table:table-cell office:value-type="string">
            <text:p>Prj1Video</text:p>
          </table:table-cell>
          <table:table-cell office:value-type="string">
            <text:p>Prj1Audio</text:p>
          </table:table-cell>
          <table:table-cell office:value-type="string">
            <text:p>Prj1Text</text:p>
          </table:table-cell>
          <table:table-cell office:value-type="string">
            <text:p>Prj1Picture</text:p>
          </table:table-cell>
          <table:table-cell office:value-type="string">
            <text:p>Prj2Video</text:p>
          </table:table-cell>
          <table:table-cell office:value-type="string">
            <text:p>Prj2Audio</text:p>
          </table:table-cell>
          <table:table-cell office:value-type="string">
            <text:p>Prj2Text</text:p>
          </table:table-cell>
          <table:table-cell office:value-type="string">
            <text:p>Prj2Picture</text:p>
          </table:table-cell>
        </table:table-row>
        <table:table-row table:style-name="ro2">
          <table:table-cell office:value-type="string">
            <text:p>file1.mp4</text:p>
          </table:table-cell>
          <table:table-cell office:value-type="string">
            <text:p>file1.mp3</text:p>
          </table:table-cell>
          <table:table-cell office:value-type="string">
            <text:p>file1.text</text:p>
          </table:table-cell>
          <table:table-cell office:value-type="string">
            <text:p>file1.png</text:p>
          </table:table-cell>
          <table:table-cell office:value-type="string">
            <text:p>file1.mp4</text:p>
          </table:table-cell>
          <table:table-cell office:value-type="string">
            <text:p>file1.mp3</text:p>
          </table:table-cell>
          <table:table-cell office:value-type="string">
            <text:p>file1.text</text:p>
          </table:table-cell>
          <table:table-cell office:value-type="string">
            <text:p>file1.png</text:p>
          </table:table-cell>
          <table:table-cell office:value-type="string">
            <text:p>file1.mp4</text:p>
          </table:table-cell>
          <table:table-cell office:value-type="string">
            <text:p>file1.mp3</text:p>
          </table:table-cell>
          <table:table-cell office:value-type="string">
            <text:p>file1.text</text:p>
          </table:table-cell>
          <table:table-cell office:value-type="string">
            <text:p>file1.png</text:p>
          </table:table-cell>
        </table:table-row>
        <table:table-row table:style-name="ro2">
          <table:table-cell office:value-type="string">
            <text:p>file2.mp4</text:p>
          </table:table-cell>
          <table:table-cell office:value-type="string">
            <text:p>file2.mp3</text:p>
          </table:table-cell>
          <table:table-cell office:value-type="string">
            <text:p>file2.text</text:p>
          </table:table-cell>
          <table:table-cell office:value-type="string">
            <text:p>file2.png</text:p>
          </table:table-cell>
          <table:table-cell office:value-type="string">
            <text:p>file2.mp4</text:p>
          </table:table-cell>
          <table:table-cell office:value-type="string">
            <text:p>file2.mp3</text:p>
          </table:table-cell>
          <table:table-cell office:value-type="string">
            <text:p>file2.text</text:p>
          </table:table-cell>
          <table:table-cell office:value-type="string">
            <text:p>file2.png</text:p>
          </table:table-cell>
          <table:table-cell office:value-type="string">
            <text:p>file2.mp4</text:p>
          </table:table-cell>
          <table:table-cell office:value-type="string">
            <text:p>file2.mp3</text:p>
          </table:table-cell>
          <table:table-cell office:value-type="string">
            <text:p>file2.text</text:p>
          </table:table-cell>
          <table:table-cell office:value-type="string">
            <text:p>file2.png</text:p>
          </table:table-cell>
        </table:table-row>
        <table:table-row table:style-name="ro2">
          <table:table-cell office:value-type="string">
            <text:p>file3.mp4</text:p>
          </table:table-cell>
          <table:table-cell office:value-type="string">
            <text:p>file3.mp3</text:p>
          </table:table-cell>
          <table:table-cell office:value-type="string">
            <text:p>file3.text</text:p>
          </table:table-cell>
          <table:table-cell office:value-type="string">
            <text:p>file3.png</text:p>
          </table:table-cell>
          <table:table-cell office:value-type="string">
            <text:p>file3.mp4</text:p>
          </table:table-cell>
          <table:table-cell office:value-type="string">
            <text:p>file3.mp3</text:p>
          </table:table-cell>
          <table:table-cell office:value-type="string">
            <text:p>file3.text</text:p>
          </table:table-cell>
          <table:table-cell office:value-type="string">
            <text:p>file3.png</text:p>
          </table:table-cell>
          <table:table-cell office:value-type="string">
            <text:p>file3.mp4</text:p>
          </table:table-cell>
          <table:table-cell office:value-type="string">
            <text:p>file3.mp3</text:p>
          </table:table-cell>
          <table:table-cell office:value-type="string">
            <text:p>file3.text</text:p>
          </table:table-cell>
          <table:table-cell office:value-type="string">
            <text:p>file3.png</text:p>
          </table:table-cell>
        </table:table-row>
        <table:table-row table:style-name="ro2">
          <table:table-cell office:value-type="string">
            <text:p>file4.mp4</text:p>
          </table:table-cell>
          <table:table-cell office:value-type="string">
            <text:p>file4.mp3</text:p>
          </table:table-cell>
          <table:table-cell office:value-type="string">
            <text:p>file4.text</text:p>
          </table:table-cell>
          <table:table-cell office:value-type="string">
            <text:p>file4.png</text:p>
          </table:table-cell>
          <table:table-cell office:value-type="string">
            <text:p>file4.mp4</text:p>
          </table:table-cell>
          <table:table-cell office:value-type="string">
            <text:p>file4.mp3</text:p>
          </table:table-cell>
          <table:table-cell office:value-type="string">
            <text:p>file4.text</text:p>
          </table:table-cell>
          <table:table-cell office:value-type="string">
            <text:p>file4.png</text:p>
          </table:table-cell>
          <table:table-cell office:value-type="string">
            <text:p>file4.mp4</text:p>
          </table:table-cell>
          <table:table-cell office:value-type="string">
            <text:p>file4.mp3</text:p>
          </table:table-cell>
          <table:table-cell office:value-type="string">
            <text:p>file4.text</text:p>
          </table:table-cell>
          <table:table-cell office:value-type="string">
            <text:p>file4.png</text:p>
          </table:table-cell>
        </table:table-row>
        <table:table-row table:style-name="ro3">
          <table:table-cell table:number-columns-repeated="12"/>
        </table:table-row>
        <table:table-row table:style-name="ro2">
          <table:table-cell table:style-name="ce1" office:value-type="string">
            <text:p>Durum 9</text:p>
          </table:table-cell>
          <table:table-cell table:style-name="ce1" table:number-columns-repeated="3"/>
          <table:table-cell table:number-columns-repeated="8"/>
        </table:table-row>
        <table:table-row table:style-name="ro4">
          <table:table-cell office:value-type="string">
            <text:p>MAIN</text:p>
          </table:table-cell>
          <table:table-cell table:number-columns-repeated="11"/>
        </table:table-row>
        <table:table-row table:style-name="ro2">
          <table:table-cell office:value-type="string">
            <text:p>MainVideo</text:p>
          </table:table-cell>
          <table:table-cell office:value-type="string">
            <text:p>MainAudio</text:p>
          </table:table-cell>
          <table:table-cell office:value-type="string">
            <text:p>MainText</text:p>
          </table:table-cell>
          <table:table-cell office:value-type="string">
            <text:p>MainPicture</text:p>
          </table:table-cell>
          <table:table-cell table:number-columns-repeated="8"/>
        </table:table-row>
        <table:table-row table:style-name="ro2">
          <table:table-cell office:value-type="string">
            <text:p>file1.mp4</text:p>
          </table:table-cell>
          <table:table-cell office:value-type="string">
            <text:p>file1.mp3</text:p>
          </table:table-cell>
          <table:table-cell office:value-type="string">
            <text:p>file1.text</text:p>
          </table:table-cell>
          <table:table-cell office:value-type="string">
            <text:p>file1.png</text:p>
          </table:table-cell>
          <table:table-cell table:number-columns-repeated="8"/>
        </table:table-row>
        <table:table-row table:style-name="ro2">
          <table:table-cell office:value-type="string">
            <text:p>file2.mp4</text:p>
          </table:table-cell>
          <table:table-cell office:value-type="string">
            <text:p>file2.mp3</text:p>
          </table:table-cell>
          <table:table-cell office:value-type="string">
            <text:p>file2.text</text:p>
          </table:table-cell>
          <table:table-cell office:value-type="string">
            <text:p>file2.png</text:p>
          </table:table-cell>
          <table:table-cell table:number-columns-repeated="8"/>
        </table:table-row>
        <table:table-row table:style-name="ro2">
          <table:table-cell office:value-type="string">
            <text:p>file3.mp4</text:p>
          </table:table-cell>
          <table:table-cell office:value-type="string">
            <text:p>file3.mp3</text:p>
          </table:table-cell>
          <table:table-cell office:value-type="string">
            <text:p>file3.text</text:p>
          </table:table-cell>
          <table:table-cell office:value-type="string">
            <text:p>file3.png</text:p>
          </table:table-cell>
          <table:table-cell table:number-columns-repeated="8"/>
        </table:table-row>
        <table:table-row table:style-name="ro2">
          <table:table-cell office:value-type="string">
            <text:p>file4.mp4</text:p>
          </table:table-cell>
          <table:table-cell office:value-type="string">
            <text:p>file4.mp3</text:p>
          </table:table-cell>
          <table:table-cell office:value-type="string">
            <text:p>file4.text</text:p>
          </table:table-cell>
          <table:table-cell office:value-type="string">
            <text:p>file4.png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4">
          <table:table-cell office:value-type="string">
            <text:p>Durum 10</text:p>
          </table:table-cell>
          <table:table-cell table:number-columns-repeated="11"/>
        </table:table-row>
        <table:table-row table:style-name="ro4">
          <table:table-cell office:value-type="string">
            <text:p>MAIN</text:p>
          </table:table-cell>
          <table:table-cell table:number-columns-repeated="11"/>
        </table:table-row>
        <table:table-row table:style-name="ro2">
          <table:table-cell office:value-type="string">
            <text:p>MainVideo</text:p>
          </table:table-cell>
          <table:table-cell office:value-type="string">
            <text:p>MainAudio</text:p>
          </table:table-cell>
          <table:table-cell office:value-type="string">
            <text:p>MainText</text:p>
          </table:table-cell>
          <table:table-cell office:value-type="string">
            <text:p>MainPicture</text:p>
          </table:table-cell>
          <table:table-cell table:number-columns-repeated="8"/>
        </table:table-row>
        <table:table-row table:style-name="ro4">
          <table:table-cell office:value-type="string">
            <text:p>file5.mp4</text:p>
          </table:table-cell>
          <table:table-cell office:value-type="string">
            <text:p>file5.mp3</text:p>
          </table:table-cell>
          <table:table-cell office:value-type="string">
            <text:p>file5.text</text:p>
          </table:table-cell>
          <table:table-cell office:value-type="string">
            <text:p>file5.png</text:p>
          </table:table-cell>
          <table:table-cell table:number-columns-repeated="8"/>
        </table:table-row>
        <table:table-row table:style-name="ro4">
          <table:table-cell office:value-type="string">
            <text:p>file6.mp4</text:p>
          </table:table-cell>
          <table:table-cell office:value-type="string">
            <text:p>file6.mp3</text:p>
          </table:table-cell>
          <table:table-cell office:value-type="string">
            <text:p>file6.text</text:p>
          </table:table-cell>
          <table:table-cell office:value-type="string">
            <text:p>file6.png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4">
          <table:table-cell office:value-type="string">
            <text:p>Durum 11</text:p>
          </table:table-cell>
          <table:table-cell table:number-columns-repeated="11"/>
        </table:table-row>
        <table:table-row table:style-name="ro4">
          <table:table-cell office:value-type="string">
            <text:p>MAIN</text:p>
          </table:table-cell>
          <table:table-cell table:number-columns-repeated="11"/>
        </table:table-row>
        <table:table-row table:style-name="ro2">
          <table:table-cell office:value-type="string">
            <text:p>MainVideo</text:p>
          </table:table-cell>
          <table:table-cell office:value-type="string">
            <text:p>MainAudio</text:p>
          </table:table-cell>
          <table:table-cell office:value-type="string">
            <text:p>MainText</text:p>
          </table:table-cell>
          <table:table-cell office:value-type="string">
            <text:p>MainPicture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file5.mp3</text:p>
          </table:table-cell>
          <table:table-cell office:value-type="string">
            <text:p>file5.text</text:p>
          </table:table-cell>
          <table:table-cell office:value-type="string">
            <text:p>file5.png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file6.mp3</text:p>
          </table:table-cell>
          <table:table-cell office:value-type="string">
            <text:p>file6.text</text:p>
          </table:table-cell>
          <table:table-cell office:value-type="string">
            <text:p>file6.png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4">
          <table:table-cell office:value-type="string">
            <text:p>Durum 12</text:p>
          </table:table-cell>
          <table:table-cell table:number-columns-repeated="11"/>
        </table:table-row>
        <table:table-row table:style-name="ro4">
          <table:table-cell office:value-type="string">
            <text:p>MAIN</text:p>
          </table:table-cell>
          <table:table-cell table:number-columns-repeated="11"/>
        </table:table-row>
        <table:table-row table:style-name="ro2">
          <table:table-cell office:value-type="string">
            <text:p>MainVideo</text:p>
          </table:table-cell>
          <table:table-cell office:value-type="string">
            <text:p>MainAudio</text:p>
          </table:table-cell>
          <table:table-cell office:value-type="string">
            <text:p>MainText</text:p>
          </table:table-cell>
          <table:table-cell office:value-type="string">
            <text:p>MainPicture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file5.mp3</text:p>
          </table:table-cell>
          <table:table-cell/>
          <table:table-cell office:value-type="string">
            <text:p>file5.png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file6.mp3</text:p>
          </table:table-cell>
          <table:table-cell/>
          <table:table-cell office:value-type="string">
            <text:p>file6.png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2">
          <table:table-cell table:style-name="ce1" office:value-type="string">
            <text:p>Durum 13</text:p>
          </table:table-cell>
          <table:table-cell table:style-name="ce1" table:number-columns-repeated="3"/>
          <table:table-cell table:number-columns-repeated="8"/>
        </table:table-row>
        <table:table-row table:style-name="ro4">
          <table:table-cell office:value-type="string">
            <text:p>MAIN</text:p>
          </table:table-cell>
          <table:table-cell table:number-columns-repeated="3"/>
          <table:table-cell office:value-type="string">
            <text:p>Prj1</text:p>
          </table:table-cell>
          <table:table-cell table:number-columns-repeated="7"/>
        </table:table-row>
        <table:table-row table:style-name="ro2">
          <table:table-cell office:value-type="string">
            <text:p>MainVideo</text:p>
          </table:table-cell>
          <table:table-cell office:value-type="string">
            <text:p>MainAudio</text:p>
          </table:table-cell>
          <table:table-cell office:value-type="string">
            <text:p>MainText</text:p>
          </table:table-cell>
          <table:table-cell office:value-type="string">
            <text:p>MainPicture</text:p>
          </table:table-cell>
          <table:table-cell office:value-type="string">
            <text:p>Prj1Video</text:p>
          </table:table-cell>
          <table:table-cell office:value-type="string">
            <text:p>Prj1Audio</text:p>
          </table:table-cell>
          <table:table-cell office:value-type="string">
            <text:p>Prj1Text</text:p>
          </table:table-cell>
          <table:table-cell office:value-type="string">
            <text:p>Prj1Picture</text:p>
          </table:table-cell>
          <table:table-cell table:number-columns-repeated="4"/>
        </table:table-row>
        <table:table-row table:style-name="ro2">
          <table:table-cell office:value-type="string">
            <text:p>file1.mp4</text:p>
          </table:table-cell>
          <table:table-cell office:value-type="string">
            <text:p>file1.mp3</text:p>
          </table:table-cell>
          <table:table-cell office:value-type="string">
            <text:p>file1.text</text:p>
          </table:table-cell>
          <table:table-cell office:value-type="string">
            <text:p>file1.png</text:p>
          </table:table-cell>
          <table:table-cell office:value-type="string">
            <text:p>file1.mp4</text:p>
          </table:table-cell>
          <table:table-cell office:value-type="string">
            <text:p>file1.mp3</text:p>
          </table:table-cell>
          <table:table-cell office:value-type="string">
            <text:p>file1.text</text:p>
          </table:table-cell>
          <table:table-cell office:value-type="string">
            <text:p>file1.png</text:p>
          </table:table-cell>
          <table:table-cell table:number-columns-repeated="4"/>
        </table:table-row>
        <table:table-row table:style-name="ro2">
          <table:table-cell office:value-type="string">
            <text:p>file2.mp4</text:p>
          </table:table-cell>
          <table:table-cell office:value-type="string">
            <text:p>file2.mp3</text:p>
          </table:table-cell>
          <table:table-cell office:value-type="string">
            <text:p>file2.text</text:p>
          </table:table-cell>
          <table:table-cell office:value-type="string">
            <text:p>file2.png</text:p>
          </table:table-cell>
          <table:table-cell office:value-type="string">
            <text:p>file2.mp4</text:p>
          </table:table-cell>
          <table:table-cell office:value-type="string">
            <text:p>file2.mp3</text:p>
          </table:table-cell>
          <table:table-cell office:value-type="string">
            <text:p>file2.text</text:p>
          </table:table-cell>
          <table:table-cell office:value-type="string">
            <text:p>file2.png</text:p>
          </table:table-cell>
          <table:table-cell table:number-columns-repeated="4"/>
        </table:table-row>
        <table:table-row table:style-name="ro2">
          <table:table-cell office:value-type="string">
            <text:p>file3.mp4</text:p>
          </table:table-cell>
          <table:table-cell office:value-type="string">
            <text:p>file3.mp3</text:p>
          </table:table-cell>
          <table:table-cell office:value-type="string">
            <text:p>file3.text</text:p>
          </table:table-cell>
          <table:table-cell office:value-type="string">
            <text:p>file3.png</text:p>
          </table:table-cell>
          <table:table-cell office:value-type="string">
            <text:p>file3.mp4</text:p>
          </table:table-cell>
          <table:table-cell office:value-type="string">
            <text:p>file3.mp3</text:p>
          </table:table-cell>
          <table:table-cell office:value-type="string">
            <text:p>file3.text</text:p>
          </table:table-cell>
          <table:table-cell office:value-type="string">
            <text:p>file3.png</text:p>
          </table:table-cell>
          <table:table-cell table:number-columns-repeated="4"/>
        </table:table-row>
        <table:table-row table:style-name="ro2">
          <table:table-cell office:value-type="string">
            <text:p>file4.mp4</text:p>
          </table:table-cell>
          <table:table-cell office:value-type="string">
            <text:p>file4.mp3</text:p>
          </table:table-cell>
          <table:table-cell office:value-type="string">
            <text:p>file4.text</text:p>
          </table:table-cell>
          <table:table-cell office:value-type="string">
            <text:p>file4.png</text:p>
          </table:table-cell>
          <table:table-cell office:value-type="string">
            <text:p>file4.mp4</text:p>
          </table:table-cell>
          <table:table-cell office:value-type="string">
            <text:p>file4.mp3</text:p>
          </table:table-cell>
          <table:table-cell office:value-type="string">
            <text:p>file4.text</text:p>
          </table:table-cell>
          <table:table-cell office:value-type="string">
            <text:p>file4.png</text:p>
          </table:table-cell>
          <table:table-cell table:number-columns-repeated="4"/>
        </table:table-row>
        <table:table-row table:style-name="ro3">
          <table:table-cell table:number-columns-repeated="12"/>
        </table:table-row>
        <table:table-row table:style-name="ro2">
          <table:table-cell table:style-name="ce1" office:value-type="string">
            <text:p>Durum 14</text:p>
          </table:table-cell>
          <table:table-cell table:style-name="ce1" table:number-columns-repeated="3"/>
          <table:table-cell table:number-columns-repeated="8"/>
        </table:table-row>
        <table:table-row table:style-name="ro4">
          <table:table-cell office:value-type="string">
            <text:p>MAIN</text:p>
          </table:table-cell>
          <table:table-cell table:number-columns-repeated="3"/>
          <table:table-cell office:value-type="string">
            <text:p>Prj1</text:p>
          </table:table-cell>
          <table:table-cell table:number-columns-repeated="7"/>
        </table:table-row>
        <table:table-row table:style-name="ro2">
          <table:table-cell office:value-type="string">
            <text:p>MainVideo</text:p>
          </table:table-cell>
          <table:table-cell office:value-type="string">
            <text:p>MainAudio</text:p>
          </table:table-cell>
          <table:table-cell office:value-type="string">
            <text:p>MainText</text:p>
          </table:table-cell>
          <table:table-cell office:value-type="string">
            <text:p>MainPicture</text:p>
          </table:table-cell>
          <table:table-cell office:value-type="string">
            <text:p>Prj1Video</text:p>
          </table:table-cell>
          <table:table-cell office:value-type="string">
            <text:p>Prj1Audio</text:p>
          </table:table-cell>
          <table:table-cell office:value-type="string">
            <text:p>Prj1Text</text:p>
          </table:table-cell>
          <table:table-cell office:value-type="string">
            <text:p>Prj1Picture</text:p>
          </table:table-cell>
          <table:table-cell table:number-columns-repeated="4"/>
        </table:table-row>
        <table:table-row table:style-name="ro2">
          <table:table-cell office:value-type="string">
            <text:p>file1.mp4</text:p>
          </table:table-cell>
          <table:table-cell office:value-type="string">
            <text:p>file1.mp3</text:p>
          </table:table-cell>
          <table:table-cell office:value-type="string">
            <text:p>file1.text</text:p>
          </table:table-cell>
          <table:table-cell office:value-type="string">
            <text:p>file1.png</text:p>
          </table:table-cell>
          <table:table-cell office:value-type="string">
            <text:p>file1.mp4</text:p>
          </table:table-cell>
          <table:table-cell/>
          <table:table-cell office:value-type="string">
            <text:p>file1.text</text:p>
          </table:table-cell>
          <table:table-cell office:value-type="string">
            <text:p>file1.png</text:p>
          </table:table-cell>
          <table:table-cell table:number-columns-repeated="4"/>
        </table:table-row>
        <table:table-row table:style-name="ro2">
          <table:table-cell office:value-type="string">
            <text:p>file2.mp4</text:p>
          </table:table-cell>
          <table:table-cell office:value-type="string">
            <text:p>file2.mp3</text:p>
          </table:table-cell>
          <table:table-cell office:value-type="string">
            <text:p>file2.text</text:p>
          </table:table-cell>
          <table:table-cell office:value-type="string">
            <text:p>file2.png</text:p>
          </table:table-cell>
          <table:table-cell office:value-type="string">
            <text:p>file2.mp4</text:p>
          </table:table-cell>
          <table:table-cell/>
          <table:table-cell office:value-type="string">
            <text:p>file2.text</text:p>
          </table:table-cell>
          <table:table-cell office:value-type="string">
            <text:p>file2.png</text:p>
          </table:table-cell>
          <table:table-cell table:number-columns-repeated="4"/>
        </table:table-row>
        <table:table-row table:style-name="ro2">
          <table:table-cell office:value-type="string">
            <text:p>file3.mp4</text:p>
          </table:table-cell>
          <table:table-cell office:value-type="string">
            <text:p>file3.mp3</text:p>
          </table:table-cell>
          <table:table-cell office:value-type="string">
            <text:p>file3.text</text:p>
          </table:table-cell>
          <table:table-cell office:value-type="string">
            <text:p>file3.png</text:p>
          </table:table-cell>
          <table:table-cell office:value-type="string">
            <text:p>file3.mp4</text:p>
          </table:table-cell>
          <table:table-cell/>
          <table:table-cell office:value-type="string">
            <text:p>file3.text</text:p>
          </table:table-cell>
          <table:table-cell office:value-type="string">
            <text:p>file3.png</text:p>
          </table:table-cell>
          <table:table-cell table:number-columns-repeated="4"/>
        </table:table-row>
        <table:table-row table:style-name="ro2">
          <table:table-cell office:value-type="string">
            <text:p>file4.mp4</text:p>
          </table:table-cell>
          <table:table-cell office:value-type="string">
            <text:p>file4.mp3</text:p>
          </table:table-cell>
          <table:table-cell office:value-type="string">
            <text:p>file4.text</text:p>
          </table:table-cell>
          <table:table-cell office:value-type="string">
            <text:p>file4.png</text:p>
          </table:table-cell>
          <table:table-cell office:value-type="string">
            <text:p>file4.mp4</text:p>
          </table:table-cell>
          <table:table-cell/>
          <table:table-cell office:value-type="string">
            <text:p>file4.text</text:p>
          </table:table-cell>
          <table:table-cell office:value-type="string">
            <text:p>file4.png</text:p>
          </table:table-cell>
          <table:table-cell table:number-columns-repeated="4"/>
        </table:table-row>
        <table:table-row table:style-name="ro3">
          <table:table-cell table:number-columns-repeated="12"/>
        </table:table-row>
        <table:table-row table:style-name="ro2">
          <table:table-cell table:style-name="ce1" office:value-type="string">
            <text:p>Durum 15</text:p>
          </table:table-cell>
          <table:table-cell table:style-name="ce1" table:number-columns-repeated="3"/>
          <table:table-cell table:number-columns-repeated="8"/>
        </table:table-row>
        <table:table-row table:style-name="ro4">
          <table:table-cell office:value-type="string">
            <text:p>MAIN</text:p>
          </table:table-cell>
          <table:table-cell table:number-columns-repeated="3"/>
          <table:table-cell office:value-type="string">
            <text:p>Prj1</text:p>
          </table:table-cell>
          <table:table-cell table:number-columns-repeated="7"/>
        </table:table-row>
        <table:table-row table:style-name="ro2">
          <table:table-cell office:value-type="string">
            <text:p>MainVideo</text:p>
          </table:table-cell>
          <table:table-cell office:value-type="string">
            <text:p>MainAudio</text:p>
          </table:table-cell>
          <table:table-cell office:value-type="string">
            <text:p>MainText</text:p>
          </table:table-cell>
          <table:table-cell office:value-type="string">
            <text:p>MainPicture</text:p>
          </table:table-cell>
          <table:table-cell office:value-type="string">
            <text:p>Prj1Video</text:p>
          </table:table-cell>
          <table:table-cell office:value-type="string">
            <text:p>Prj1Audio</text:p>
          </table:table-cell>
          <table:table-cell office:value-type="string">
            <text:p>Prj1Text</text:p>
          </table:table-cell>
          <table:table-cell office:value-type="string">
            <text:p>Prj1Pictur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le1.mp3</text:p>
          </table:table-cell>
          <table:table-cell office:value-type="string">
            <text:p>file1.text</text:p>
          </table:table-cell>
          <table:table-cell office:value-type="string">
            <text:p>file1.png</text:p>
          </table:table-cell>
          <table:table-cell office:value-type="string">
            <text:p>file1.mp4</text:p>
          </table:table-cell>
          <table:table-cell/>
          <table:table-cell office:value-type="string">
            <text:p>file1.tex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file2.mp3</text:p>
          </table:table-cell>
          <table:table-cell office:value-type="string">
            <text:p>file2.text</text:p>
          </table:table-cell>
          <table:table-cell office:value-type="string">
            <text:p>file2.png</text:p>
          </table:table-cell>
          <table:table-cell office:value-type="string">
            <text:p>file2.mp4</text:p>
          </table:table-cell>
          <table:table-cell/>
          <table:table-cell office:value-type="string">
            <text:p>file2.tex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file3.mp3</text:p>
          </table:table-cell>
          <table:table-cell office:value-type="string">
            <text:p>file3.text</text:p>
          </table:table-cell>
          <table:table-cell office:value-type="string">
            <text:p>file3.png</text:p>
          </table:table-cell>
          <table:table-cell office:value-type="string">
            <text:p>file3.mp4</text:p>
          </table:table-cell>
          <table:table-cell/>
          <table:table-cell office:value-type="string">
            <text:p>file3.tex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file4.mp3</text:p>
          </table:table-cell>
          <table:table-cell office:value-type="string">
            <text:p>file4.text</text:p>
          </table:table-cell>
          <table:table-cell office:value-type="string">
            <text:p>file4.png</text:p>
          </table:table-cell>
          <table:table-cell office:value-type="string">
            <text:p>file4.mp4</text:p>
          </table:table-cell>
          <table:table-cell/>
          <table:table-cell office:value-type="string">
            <text:p>file4.text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2">
          <table:table-cell table:style-name="ce1" office:value-type="string">
            <text:p>Durum 16</text:p>
          </table:table-cell>
          <table:table-cell table:style-name="ce1" table:number-columns-repeated="3"/>
          <table:table-cell table:number-columns-repeated="8"/>
        </table:table-row>
        <table:table-row table:style-name="ro4">
          <table:table-cell office:value-type="string">
            <text:p>MAIN</text:p>
          </table:table-cell>
          <table:table-cell table:number-columns-repeated="3"/>
          <table:table-cell office:value-type="string">
            <text:p>Prj1</text:p>
          </table:table-cell>
          <table:table-cell table:number-columns-repeated="3"/>
          <table:table-cell office:value-type="string">
            <text:p>Prj2</text:p>
          </table:table-cell>
          <table:table-cell table:number-columns-repeated="3"/>
        </table:table-row>
        <table:table-row table:style-name="ro2">
          <table:table-cell office:value-type="string">
            <text:p>MainVideo</text:p>
          </table:table-cell>
          <table:table-cell office:value-type="string">
            <text:p>MainAudio</text:p>
          </table:table-cell>
          <table:table-cell office:value-type="string">
            <text:p>MainText</text:p>
          </table:table-cell>
          <table:table-cell office:value-type="string">
            <text:p>MainPicture</text:p>
          </table:table-cell>
          <table:table-cell office:value-type="string">
            <text:p>Prj1Video</text:p>
          </table:table-cell>
          <table:table-cell office:value-type="string">
            <text:p>Prj1Audio</text:p>
          </table:table-cell>
          <table:table-cell office:value-type="string">
            <text:p>Prj1Text</text:p>
          </table:table-cell>
          <table:table-cell office:value-type="string">
            <text:p>Prj1Picture</text:p>
          </table:table-cell>
          <table:table-cell office:value-type="string">
            <text:p>Prj2Video</text:p>
          </table:table-cell>
          <table:table-cell office:value-type="string">
            <text:p>Prj2Audio</text:p>
          </table:table-cell>
          <table:table-cell office:value-type="string">
            <text:p>Prj2Text</text:p>
          </table:table-cell>
          <table:table-cell office:value-type="string">
            <text:p>Prj2Picture</text:p>
          </table:table-cell>
        </table:table-row>
        <table:table-row table:style-name="ro2">
          <table:table-cell office:value-type="string">
            <text:p>file1.mp4</text:p>
          </table:table-cell>
          <table:table-cell office:value-type="string">
            <text:p>file1.mp3</text:p>
          </table:table-cell>
          <table:table-cell office:value-type="string">
            <text:p>file1.text</text:p>
          </table:table-cell>
          <table:table-cell office:value-type="string">
            <text:p>file1.png</text:p>
          </table:table-cell>
          <table:table-cell office:value-type="string">
            <text:p>file1.mp4</text:p>
          </table:table-cell>
          <table:table-cell office:value-type="string">
            <text:p>file1.mp3</text:p>
          </table:table-cell>
          <table:table-cell office:value-type="string">
            <text:p>file1.text</text:p>
          </table:table-cell>
          <table:table-cell office:value-type="string">
            <text:p>file1.png</text:p>
          </table:table-cell>
          <table:table-cell office:value-type="string">
            <text:p>file1.mp4</text:p>
          </table:table-cell>
          <table:table-cell office:value-type="string">
            <text:p>file1.mp3</text:p>
          </table:table-cell>
          <table:table-cell office:value-type="string">
            <text:p>file1.text</text:p>
          </table:table-cell>
          <table:table-cell office:value-type="string">
            <text:p>file1.png</text:p>
          </table:table-cell>
        </table:table-row>
        <table:table-row table:style-name="ro2">
          <table:table-cell office:value-type="string">
            <text:p>file2.mp4</text:p>
          </table:table-cell>
          <table:table-cell office:value-type="string">
            <text:p>file2.mp3</text:p>
          </table:table-cell>
          <table:table-cell office:value-type="string">
            <text:p>file2.text</text:p>
          </table:table-cell>
          <table:table-cell office:value-type="string">
            <text:p>file2.png</text:p>
          </table:table-cell>
          <table:table-cell office:value-type="string">
            <text:p>file2.mp4</text:p>
          </table:table-cell>
          <table:table-cell office:value-type="string">
            <text:p>file2.mp3</text:p>
          </table:table-cell>
          <table:table-cell office:value-type="string">
            <text:p>file2.text</text:p>
          </table:table-cell>
          <table:table-cell office:value-type="string">
            <text:p>file2.png</text:p>
          </table:table-cell>
          <table:table-cell office:value-type="string">
            <text:p>file2.mp4</text:p>
          </table:table-cell>
          <table:table-cell office:value-type="string">
            <text:p>file2.mp3</text:p>
          </table:table-cell>
          <table:table-cell office:value-type="string">
            <text:p>file2.text</text:p>
          </table:table-cell>
          <table:table-cell office:value-type="string">
            <text:p>file2.png</text:p>
          </table:table-cell>
        </table:table-row>
        <table:table-row table:style-name="ro2">
          <table:table-cell office:value-type="string">
            <text:p>file3.mp4</text:p>
          </table:table-cell>
          <table:table-cell office:value-type="string">
            <text:p>file3.mp3</text:p>
          </table:table-cell>
          <table:table-cell office:value-type="string">
            <text:p>file3.text</text:p>
          </table:table-cell>
          <table:table-cell office:value-type="string">
            <text:p>file3.png</text:p>
          </table:table-cell>
          <table:table-cell office:value-type="string">
            <text:p>file3.mp4</text:p>
          </table:table-cell>
          <table:table-cell office:value-type="string">
            <text:p>file3.mp3</text:p>
          </table:table-cell>
          <table:table-cell office:value-type="string">
            <text:p>file3.text</text:p>
          </table:table-cell>
          <table:table-cell office:value-type="string">
            <text:p>file3.png</text:p>
          </table:table-cell>
          <table:table-cell office:value-type="string">
            <text:p>file3.mp4</text:p>
          </table:table-cell>
          <table:table-cell office:value-type="string">
            <text:p>file3.mp3</text:p>
          </table:table-cell>
          <table:table-cell office:value-type="string">
            <text:p>file3.text</text:p>
          </table:table-cell>
          <table:table-cell office:value-type="string">
            <text:p>file3.png</text:p>
          </table:table-cell>
        </table:table-row>
        <table:table-row table:style-name="ro2">
          <table:table-cell office:value-type="string">
            <text:p>file4.mp4</text:p>
          </table:table-cell>
          <table:table-cell office:value-type="string">
            <text:p>file4.mp3</text:p>
          </table:table-cell>
          <table:table-cell office:value-type="string">
            <text:p>file4.text</text:p>
          </table:table-cell>
          <table:table-cell office:value-type="string">
            <text:p>file4.png</text:p>
          </table:table-cell>
          <table:table-cell office:value-type="string">
            <text:p>file4.mp4</text:p>
          </table:table-cell>
          <table:table-cell office:value-type="string">
            <text:p>file4.mp3</text:p>
          </table:table-cell>
          <table:table-cell office:value-type="string">
            <text:p>file4.text</text:p>
          </table:table-cell>
          <table:table-cell office:value-type="string">
            <text:p>file4.png</text:p>
          </table:table-cell>
          <table:table-cell office:value-type="string">
            <text:p>file4.mp4</text:p>
          </table:table-cell>
          <table:table-cell office:value-type="string">
            <text:p>file4.mp3</text:p>
          </table:table-cell>
          <table:table-cell office:value-type="string">
            <text:p>file4.text</text:p>
          </table:table-cell>
          <table:table-cell office:value-type="string">
            <text:p>file4.png</text:p>
          </table:table-cell>
        </table:table-row>
        <table:table-row table:style-name="ro3">
          <table:table-cell table:number-columns-repeated="12"/>
        </table:table-row>
        <table:table-row table:style-name="ro2">
          <table:table-cell table:style-name="ce1" office:value-type="string">
            <text:p>Durum 17</text:p>
          </table:table-cell>
          <table:table-cell table:style-name="ce1" table:number-columns-repeated="3"/>
          <table:table-cell table:number-columns-repeated="8"/>
        </table:table-row>
        <table:table-row table:style-name="ro4">
          <table:table-cell office:value-type="string">
            <text:p>MAIN</text:p>
          </table:table-cell>
          <table:table-cell table:number-columns-repeated="3"/>
          <table:table-cell office:value-type="string">
            <text:p>Prj1</text:p>
          </table:table-cell>
          <table:table-cell table:number-columns-repeated="3"/>
          <table:table-cell office:value-type="string">
            <text:p>Prj2</text:p>
          </table:table-cell>
          <table:table-cell table:number-columns-repeated="3"/>
        </table:table-row>
        <table:table-row table:style-name="ro2">
          <table:table-cell office:value-type="string">
            <text:p>MainVideo</text:p>
          </table:table-cell>
          <table:table-cell office:value-type="string">
            <text:p>MainAudio</text:p>
          </table:table-cell>
          <table:table-cell office:value-type="string">
            <text:p>MainText</text:p>
          </table:table-cell>
          <table:table-cell office:value-type="string">
            <text:p>MainPicture</text:p>
          </table:table-cell>
          <table:table-cell office:value-type="string">
            <text:p>Prj1Video</text:p>
          </table:table-cell>
          <table:table-cell office:value-type="string">
            <text:p>Prj1Audio</text:p>
          </table:table-cell>
          <table:table-cell office:value-type="string">
            <text:p>Prj1Text</text:p>
          </table:table-cell>
          <table:table-cell office:value-type="string">
            <text:p>Prj1Picture</text:p>
          </table:table-cell>
          <table:table-cell office:value-type="string">
            <text:p>Prj2Video</text:p>
          </table:table-cell>
          <table:table-cell office:value-type="string">
            <text:p>Prj2Audio</text:p>
          </table:table-cell>
          <table:table-cell office:value-type="string">
            <text:p>Prj2Text</text:p>
          </table:table-cell>
          <table:table-cell office:value-type="string">
            <text:p>Prj2Picture</text:p>
          </table:table-cell>
        </table:table-row>
        <table:table-row table:style-name="ro2">
          <table:table-cell office:value-type="string">
            <text:p>file1.mp4</text:p>
          </table:table-cell>
          <table:table-cell office:value-type="string">
            <text:p>file1.mp3</text:p>
          </table:table-cell>
          <table:table-cell office:value-type="string">
            <text:p>file1.text</text:p>
          </table:table-cell>
          <table:table-cell office:value-type="string">
            <text:p>file1.png</text:p>
          </table:table-cell>
          <table:table-cell office:value-type="string">
            <text:p>file1.mp4</text:p>
          </table:table-cell>
          <table:table-cell office:value-type="string">
            <text:p>file1.mp3</text:p>
          </table:table-cell>
          <table:table-cell/>
          <table:table-cell office:value-type="string">
            <text:p>file1.png</text:p>
          </table:table-cell>
          <table:table-cell office:value-type="string">
            <text:p>file1.mp4</text:p>
          </table:table-cell>
          <table:table-cell office:value-type="string">
            <text:p>file1.mp3</text:p>
          </table:table-cell>
          <table:table-cell office:value-type="string">
            <text:p>file1.text</text:p>
          </table:table-cell>
          <table:table-cell office:value-type="string">
            <text:p>file1.png</text:p>
          </table:table-cell>
        </table:table-row>
        <table:table-row table:style-name="ro2">
          <table:table-cell office:value-type="string">
            <text:p>file2.mp4</text:p>
          </table:table-cell>
          <table:table-cell office:value-type="string">
            <text:p>file2.mp3</text:p>
          </table:table-cell>
          <table:table-cell office:value-type="string">
            <text:p>file2.text</text:p>
          </table:table-cell>
          <table:table-cell office:value-type="string">
            <text:p>file2.png</text:p>
          </table:table-cell>
          <table:table-cell office:value-type="string">
            <text:p>file2.mp4</text:p>
          </table:table-cell>
          <table:table-cell office:value-type="string">
            <text:p>file2.mp3</text:p>
          </table:table-cell>
          <table:table-cell/>
          <table:table-cell office:value-type="string">
            <text:p>file2.png</text:p>
          </table:table-cell>
          <table:table-cell office:value-type="string">
            <text:p>file2.mp4</text:p>
          </table:table-cell>
          <table:table-cell office:value-type="string">
            <text:p>file2.mp3</text:p>
          </table:table-cell>
          <table:table-cell office:value-type="string">
            <text:p>file2.text</text:p>
          </table:table-cell>
          <table:table-cell office:value-type="string">
            <text:p>file2.png</text:p>
          </table:table-cell>
        </table:table-row>
        <table:table-row table:style-name="ro2">
          <table:table-cell office:value-type="string">
            <text:p>file3.mp4</text:p>
          </table:table-cell>
          <table:table-cell office:value-type="string">
            <text:p>file3.mp3</text:p>
          </table:table-cell>
          <table:table-cell office:value-type="string">
            <text:p>file3.text</text:p>
          </table:table-cell>
          <table:table-cell office:value-type="string">
            <text:p>file3.png</text:p>
          </table:table-cell>
          <table:table-cell office:value-type="string">
            <text:p>file3.mp4</text:p>
          </table:table-cell>
          <table:table-cell office:value-type="string">
            <text:p>file3.mp3</text:p>
          </table:table-cell>
          <table:table-cell/>
          <table:table-cell office:value-type="string">
            <text:p>file3.png</text:p>
          </table:table-cell>
          <table:table-cell office:value-type="string">
            <text:p>file3.mp4</text:p>
          </table:table-cell>
          <table:table-cell office:value-type="string">
            <text:p>file3.mp3</text:p>
          </table:table-cell>
          <table:table-cell office:value-type="string">
            <text:p>file3.text</text:p>
          </table:table-cell>
          <table:table-cell office:value-type="string">
            <text:p>file3.png</text:p>
          </table:table-cell>
        </table:table-row>
        <table:table-row table:style-name="ro2">
          <table:table-cell office:value-type="string">
            <text:p>file4.mp4</text:p>
          </table:table-cell>
          <table:table-cell office:value-type="string">
            <text:p>file4.mp3</text:p>
          </table:table-cell>
          <table:table-cell office:value-type="string">
            <text:p>file4.text</text:p>
          </table:table-cell>
          <table:table-cell office:value-type="string">
            <text:p>file4.png</text:p>
          </table:table-cell>
          <table:table-cell office:value-type="string">
            <text:p>file4.mp4</text:p>
          </table:table-cell>
          <table:table-cell office:value-type="string">
            <text:p>file4.mp3</text:p>
          </table:table-cell>
          <table:table-cell/>
          <table:table-cell office:value-type="string">
            <text:p>file4.png</text:p>
          </table:table-cell>
          <table:table-cell office:value-type="string">
            <text:p>file4.mp4</text:p>
          </table:table-cell>
          <table:table-cell office:value-type="string">
            <text:p>file4.mp3</text:p>
          </table:table-cell>
          <table:table-cell office:value-type="string">
            <text:p>file4.text</text:p>
          </table:table-cell>
          <table:table-cell office:value-type="string">
            <text:p>file4.png</text:p>
          </table:table-cell>
        </table:table-row>
        <table:table-row table:style-name="ro3">
          <table:table-cell table:number-columns-repeated="12"/>
        </table:table-row>
        <table:table-row table:style-name="ro2">
          <table:table-cell table:style-name="ce1" office:value-type="string">
            <text:p>Durum 18</text:p>
          </table:table-cell>
          <table:table-cell table:style-name="ce1" table:number-columns-repeated="3"/>
          <table:table-cell table:number-columns-repeated="8"/>
        </table:table-row>
        <table:table-row table:style-name="ro4">
          <table:table-cell office:value-type="string">
            <text:p>MAIN</text:p>
          </table:table-cell>
          <table:table-cell table:number-columns-repeated="3"/>
          <table:table-cell office:value-type="string">
            <text:p>Prj1</text:p>
          </table:table-cell>
          <table:table-cell table:number-columns-repeated="3"/>
          <table:table-cell office:value-type="string">
            <text:p>Prj2</text:p>
          </table:table-cell>
          <table:table-cell table:number-columns-repeated="3"/>
        </table:table-row>
        <table:table-row table:style-name="ro2">
          <table:table-cell office:value-type="string">
            <text:p>MainVideo</text:p>
          </table:table-cell>
          <table:table-cell office:value-type="string">
            <text:p>MainAudio</text:p>
          </table:table-cell>
          <table:table-cell office:value-type="string">
            <text:p>MainText</text:p>
          </table:table-cell>
          <table:table-cell office:value-type="string">
            <text:p>MainPicture</text:p>
          </table:table-cell>
          <table:table-cell office:value-type="string">
            <text:p>Prj1Video</text:p>
          </table:table-cell>
          <table:table-cell office:value-type="string">
            <text:p>Prj1Audio</text:p>
          </table:table-cell>
          <table:table-cell office:value-type="string">
            <text:p>Prj1Text</text:p>
          </table:table-cell>
          <table:table-cell office:value-type="string">
            <text:p>Prj1Picture</text:p>
          </table:table-cell>
          <table:table-cell office:value-type="string">
            <text:p>Prj2Video</text:p>
          </table:table-cell>
          <table:table-cell office:value-type="string">
            <text:p>Prj2Audio</text:p>
          </table:table-cell>
          <table:table-cell office:value-type="string">
            <text:p>Prj2Text</text:p>
          </table:table-cell>
          <table:table-cell office:value-type="string">
            <text:p>Prj2Picture</text:p>
          </table:table-cell>
        </table:table-row>
        <table:table-row table:style-name="ro2">
          <table:table-cell office:value-type="string">
            <text:p>file1.mp4</text:p>
          </table:table-cell>
          <table:table-cell/>
          <table:table-cell office:value-type="string">
            <text:p>file1.text</text:p>
          </table:table-cell>
          <table:table-cell office:value-type="string">
            <text:p>file1.png</text:p>
          </table:table-cell>
          <table:table-cell office:value-type="string">
            <text:p>file1.mp4</text:p>
          </table:table-cell>
          <table:table-cell office:value-type="string">
            <text:p>file1.mp3</text:p>
          </table:table-cell>
          <table:table-cell/>
          <table:table-cell office:value-type="string">
            <text:p>file1.png</text:p>
          </table:table-cell>
          <table:table-cell office:value-type="string">
            <text:p>file1.mp4</text:p>
          </table:table-cell>
          <table:table-cell office:value-type="string">
            <text:p>file1.mp3</text:p>
          </table:table-cell>
          <table:table-cell office:value-type="string">
            <text:p>file1.text</text:p>
          </table:table-cell>
          <table:table-cell office:value-type="string">
            <text:p>file1.png</text:p>
          </table:table-cell>
        </table:table-row>
        <table:table-row table:style-name="ro2">
          <table:table-cell office:value-type="string">
            <text:p>file2.mp4</text:p>
          </table:table-cell>
          <table:table-cell/>
          <table:table-cell office:value-type="string">
            <text:p>file2.text</text:p>
          </table:table-cell>
          <table:table-cell office:value-type="string">
            <text:p>file2.png</text:p>
          </table:table-cell>
          <table:table-cell office:value-type="string">
            <text:p>file2.mp4</text:p>
          </table:table-cell>
          <table:table-cell office:value-type="string">
            <text:p>file2.mp3</text:p>
          </table:table-cell>
          <table:table-cell/>
          <table:table-cell office:value-type="string">
            <text:p>file2.png</text:p>
          </table:table-cell>
          <table:table-cell office:value-type="string">
            <text:p>file2.mp4</text:p>
          </table:table-cell>
          <table:table-cell office:value-type="string">
            <text:p>file2.mp3</text:p>
          </table:table-cell>
          <table:table-cell office:value-type="string">
            <text:p>file2.text</text:p>
          </table:table-cell>
          <table:table-cell office:value-type="string">
            <text:p>file2.png</text:p>
          </table:table-cell>
        </table:table-row>
        <table:table-row table:style-name="ro2">
          <table:table-cell office:value-type="string">
            <text:p>file3.mp4</text:p>
          </table:table-cell>
          <table:table-cell/>
          <table:table-cell office:value-type="string">
            <text:p>file3.text</text:p>
          </table:table-cell>
          <table:table-cell office:value-type="string">
            <text:p>file3.png</text:p>
          </table:table-cell>
          <table:table-cell office:value-type="string">
            <text:p>file3.mp4</text:p>
          </table:table-cell>
          <table:table-cell office:value-type="string">
            <text:p>file3.mp3</text:p>
          </table:table-cell>
          <table:table-cell/>
          <table:table-cell office:value-type="string">
            <text:p>file3.png</text:p>
          </table:table-cell>
          <table:table-cell office:value-type="string">
            <text:p>file3.mp4</text:p>
          </table:table-cell>
          <table:table-cell office:value-type="string">
            <text:p>file3.mp3</text:p>
          </table:table-cell>
          <table:table-cell office:value-type="string">
            <text:p>file3.text</text:p>
          </table:table-cell>
          <table:table-cell office:value-type="string">
            <text:p>file3.png</text:p>
          </table:table-cell>
        </table:table-row>
        <table:table-row table:style-name="ro2">
          <table:table-cell office:value-type="string">
            <text:p>file4.mp4</text:p>
          </table:table-cell>
          <table:table-cell/>
          <table:table-cell office:value-type="string">
            <text:p>file4.text</text:p>
          </table:table-cell>
          <table:table-cell office:value-type="string">
            <text:p>file4.png</text:p>
          </table:table-cell>
          <table:table-cell office:value-type="string">
            <text:p>file4.mp4</text:p>
          </table:table-cell>
          <table:table-cell office:value-type="string">
            <text:p>file4.mp3</text:p>
          </table:table-cell>
          <table:table-cell/>
          <table:table-cell office:value-type="string">
            <text:p>file4.png</text:p>
          </table:table-cell>
          <table:table-cell office:value-type="string">
            <text:p>file4.mp4</text:p>
          </table:table-cell>
          <table:table-cell office:value-type="string">
            <text:p>file4.mp3</text:p>
          </table:table-cell>
          <table:table-cell office:value-type="string">
            <text:p>file4.text</text:p>
          </table:table-cell>
          <table:table-cell office:value-type="string">
            <text:p>file4.png</text:p>
          </table:table-cell>
        </table:table-row>
        <table:table-row table:style-name="ro3">
          <table:table-cell table:number-columns-repeated="12"/>
        </table:table-row>
        <table:table-row table:style-name="ro2">
          <table:table-cell table:style-name="ce1" office:value-type="string">
            <text:p>Durum 19</text:p>
          </table:table-cell>
          <table:table-cell table:style-name="ce1" table:number-columns-repeated="3"/>
          <table:table-cell table:number-columns-repeated="8"/>
        </table:table-row>
        <table:table-row table:style-name="ro4">
          <table:table-cell office:value-type="string">
            <text:p>MAIN</text:p>
          </table:table-cell>
          <table:table-cell table:number-columns-repeated="3"/>
          <table:table-cell office:value-type="string">
            <text:p>Prj1</text:p>
          </table:table-cell>
          <table:table-cell table:number-columns-repeated="3"/>
          <table:table-cell office:value-type="string">
            <text:p>Prj2</text:p>
          </table:table-cell>
          <table:table-cell table:number-columns-repeated="3"/>
        </table:table-row>
        <table:table-row table:style-name="ro2">
          <table:table-cell office:value-type="string">
            <text:p>MainVideo</text:p>
          </table:table-cell>
          <table:table-cell office:value-type="string">
            <text:p>MainAudio</text:p>
          </table:table-cell>
          <table:table-cell office:value-type="string">
            <text:p>MainText</text:p>
          </table:table-cell>
          <table:table-cell office:value-type="string">
            <text:p>MainPicture</text:p>
          </table:table-cell>
          <table:table-cell office:value-type="string">
            <text:p>Prj1Video</text:p>
          </table:table-cell>
          <table:table-cell office:value-type="string">
            <text:p>Prj1Audio</text:p>
          </table:table-cell>
          <table:table-cell office:value-type="string">
            <text:p>Prj1Text</text:p>
          </table:table-cell>
          <table:table-cell office:value-type="string">
            <text:p>Prj1Picture</text:p>
          </table:table-cell>
          <table:table-cell office:value-type="string">
            <text:p>Prj2Video</text:p>
          </table:table-cell>
          <table:table-cell office:value-type="string">
            <text:p>Prj2Audio</text:p>
          </table:table-cell>
          <table:table-cell office:value-type="string">
            <text:p>Prj2Text</text:p>
          </table:table-cell>
          <table:table-cell office:value-type="string">
            <text:p>Prj2Picture</text:p>
          </table:table-cell>
        </table:table-row>
        <table:table-row table:style-name="ro2">
          <table:table-cell office:value-type="string">
            <text:p>file1.mp4</text:p>
          </table:table-cell>
          <table:table-cell/>
          <table:table-cell office:value-type="string">
            <text:p>file1.text</text:p>
          </table:table-cell>
          <table:table-cell office:value-type="string">
            <text:p>file1.png</text:p>
          </table:table-cell>
          <table:table-cell office:value-type="string">
            <text:p>file1.mp4</text:p>
          </table:table-cell>
          <table:table-cell office:value-type="string">
            <text:p>file1.mp3</text:p>
          </table:table-cell>
          <table:table-cell/>
          <table:table-cell office:value-type="string">
            <text:p>file1.png</text:p>
          </table:table-cell>
          <table:table-cell office:value-type="string">
            <text:p>file1.mp4</text:p>
          </table:table-cell>
          <table:table-cell/>
          <table:table-cell office:value-type="string">
            <text:p>file1.text</text:p>
          </table:table-cell>
          <table:table-cell office:value-type="string">
            <text:p>file1.png</text:p>
          </table:table-cell>
        </table:table-row>
        <table:table-row table:style-name="ro2">
          <table:table-cell office:value-type="string">
            <text:p>file2.mp4</text:p>
          </table:table-cell>
          <table:table-cell/>
          <table:table-cell office:value-type="string">
            <text:p>file2.text</text:p>
          </table:table-cell>
          <table:table-cell office:value-type="string">
            <text:p>file2.png</text:p>
          </table:table-cell>
          <table:table-cell office:value-type="string">
            <text:p>file2.mp4</text:p>
          </table:table-cell>
          <table:table-cell office:value-type="string">
            <text:p>file2.mp3</text:p>
          </table:table-cell>
          <table:table-cell/>
          <table:table-cell office:value-type="string">
            <text:p>file2.png</text:p>
          </table:table-cell>
          <table:table-cell office:value-type="string">
            <text:p>file2.mp4</text:p>
          </table:table-cell>
          <table:table-cell/>
          <table:table-cell office:value-type="string">
            <text:p>file2.text</text:p>
          </table:table-cell>
          <table:table-cell office:value-type="string">
            <text:p>file2.png</text:p>
          </table:table-cell>
        </table:table-row>
        <table:table-row table:style-name="ro2">
          <table:table-cell office:value-type="string">
            <text:p>file3.mp4</text:p>
          </table:table-cell>
          <table:table-cell/>
          <table:table-cell office:value-type="string">
            <text:p>file3.text</text:p>
          </table:table-cell>
          <table:table-cell office:value-type="string">
            <text:p>file3.png</text:p>
          </table:table-cell>
          <table:table-cell office:value-type="string">
            <text:p>file3.mp4</text:p>
          </table:table-cell>
          <table:table-cell office:value-type="string">
            <text:p>file3.mp3</text:p>
          </table:table-cell>
          <table:table-cell/>
          <table:table-cell office:value-type="string">
            <text:p>file3.png</text:p>
          </table:table-cell>
          <table:table-cell office:value-type="string">
            <text:p>file3.mp4</text:p>
          </table:table-cell>
          <table:table-cell/>
          <table:table-cell office:value-type="string">
            <text:p>file3.text</text:p>
          </table:table-cell>
          <table:table-cell office:value-type="string">
            <text:p>file3.png</text:p>
          </table:table-cell>
        </table:table-row>
        <table:table-row table:style-name="ro2">
          <table:table-cell office:value-type="string">
            <text:p>file4.mp4</text:p>
          </table:table-cell>
          <table:table-cell/>
          <table:table-cell office:value-type="string">
            <text:p>file4.text</text:p>
          </table:table-cell>
          <table:table-cell office:value-type="string">
            <text:p>file4.png</text:p>
          </table:table-cell>
          <table:table-cell office:value-type="string">
            <text:p>file4.mp4</text:p>
          </table:table-cell>
          <table:table-cell office:value-type="string">
            <text:p>file4.mp3</text:p>
          </table:table-cell>
          <table:table-cell/>
          <table:table-cell office:value-type="string">
            <text:p>file4.png</text:p>
          </table:table-cell>
          <table:table-cell office:value-type="string">
            <text:p>file4.mp4</text:p>
          </table:table-cell>
          <table:table-cell/>
          <table:table-cell office:value-type="string">
            <text:p>file4.text</text:p>
          </table:table-cell>
          <table:table-cell office:value-type="string">
            <text:p>file4.png</text:p>
          </table:table-cell>
        </table:table-row>
        <table:table-row table:style-name="ro3">
          <table:table-cell table:number-columns-repeated="12"/>
        </table:table-row>
        <table:table-row table:style-name="ro2">
          <table:table-cell table:style-name="ce1" office:value-type="string">
            <text:p>Durum 20</text:p>
          </table:table-cell>
          <table:table-cell table:style-name="ce1" table:number-columns-repeated="3"/>
          <table:table-cell table:number-columns-repeated="8"/>
        </table:table-row>
        <table:table-row table:style-name="ro4">
          <table:table-cell office:value-type="string">
            <text:p>MAIN</text:p>
          </table:table-cell>
          <table:table-cell table:number-columns-repeated="3"/>
          <table:table-cell office:value-type="string">
            <text:p>Prj1</text:p>
          </table:table-cell>
          <table:table-cell table:number-columns-repeated="3"/>
          <table:table-cell office:value-type="string">
            <text:p>Prj2</text:p>
          </table:table-cell>
          <table:table-cell table:number-columns-repeated="3"/>
        </table:table-row>
        <table:table-row table:style-name="ro2">
          <table:table-cell office:value-type="string">
            <text:p>MainVideo</text:p>
          </table:table-cell>
          <table:table-cell office:value-type="string">
            <text:p>MainAudio</text:p>
          </table:table-cell>
          <table:table-cell office:value-type="string">
            <text:p>MainText</text:p>
          </table:table-cell>
          <table:table-cell office:value-type="string">
            <text:p>MainPicture</text:p>
          </table:table-cell>
          <table:table-cell office:value-type="string">
            <text:p>Prj1Video</text:p>
          </table:table-cell>
          <table:table-cell office:value-type="string">
            <text:p>Prj1Audio</text:p>
          </table:table-cell>
          <table:table-cell office:value-type="string">
            <text:p>Prj1Text</text:p>
          </table:table-cell>
          <table:table-cell office:value-type="string">
            <text:p>Prj1Picture</text:p>
          </table:table-cell>
          <table:table-cell office:value-type="string">
            <text:p>Prj2Video</text:p>
          </table:table-cell>
          <table:table-cell office:value-type="string">
            <text:p>Prj2Audio</text:p>
          </table:table-cell>
          <table:table-cell office:value-type="string">
            <text:p>Prj2Text</text:p>
          </table:table-cell>
          <table:table-cell office:value-type="string">
            <text:p>Prj2Picture</text:p>
          </table:table-cell>
        </table:table-row>
        <table:table-row table:style-name="ro2">
          <table:table-cell office:value-type="string">
            <text:p>file1.mp4</text:p>
          </table:table-cell>
          <table:table-cell/>
          <table:table-cell office:value-type="string">
            <text:p>file1.text</text:p>
          </table:table-cell>
          <table:table-cell office:value-type="string">
            <text:p>file1.png</text:p>
          </table:table-cell>
          <table:table-cell office:value-type="string">
            <text:p>file1.mp4</text:p>
          </table:table-cell>
          <table:table-cell office:value-type="string">
            <text:p>file1.mp3</text:p>
          </table:table-cell>
          <table:table-cell/>
          <table:table-cell office:value-type="string">
            <text:p>file1.png</text:p>
          </table:table-cell>
          <table:table-cell office:value-type="string">
            <text:p>file1.mp4</text:p>
          </table:table-cell>
          <table:table-cell/>
          <table:table-cell office:value-type="string">
            <text:p>file1.text</text:p>
          </table:table-cell>
          <table:table-cell/>
        </table:table-row>
        <table:table-row table:style-name="ro2">
          <table:table-cell office:value-type="string">
            <text:p>file2.mp4</text:p>
          </table:table-cell>
          <table:table-cell/>
          <table:table-cell office:value-type="string">
            <text:p>file2.text</text:p>
          </table:table-cell>
          <table:table-cell office:value-type="string">
            <text:p>file2.png</text:p>
          </table:table-cell>
          <table:table-cell office:value-type="string">
            <text:p>file2.mp4</text:p>
          </table:table-cell>
          <table:table-cell office:value-type="string">
            <text:p>file2.mp3</text:p>
          </table:table-cell>
          <table:table-cell/>
          <table:table-cell office:value-type="string">
            <text:p>file2.png</text:p>
          </table:table-cell>
          <table:table-cell office:value-type="string">
            <text:p>file2.mp4</text:p>
          </table:table-cell>
          <table:table-cell/>
          <table:table-cell office:value-type="string">
            <text:p>file2.text</text:p>
          </table:table-cell>
          <table:table-cell/>
        </table:table-row>
        <table:table-row table:style-name="ro2">
          <table:table-cell office:value-type="string">
            <text:p>file3.mp4</text:p>
          </table:table-cell>
          <table:table-cell/>
          <table:table-cell office:value-type="string">
            <text:p>file3.text</text:p>
          </table:table-cell>
          <table:table-cell office:value-type="string">
            <text:p>file3.png</text:p>
          </table:table-cell>
          <table:table-cell office:value-type="string">
            <text:p>file3.mp4</text:p>
          </table:table-cell>
          <table:table-cell office:value-type="string">
            <text:p>file3.mp3</text:p>
          </table:table-cell>
          <table:table-cell/>
          <table:table-cell office:value-type="string">
            <text:p>file3.png</text:p>
          </table:table-cell>
          <table:table-cell office:value-type="string">
            <text:p>file3.mp4</text:p>
          </table:table-cell>
          <table:table-cell/>
          <table:table-cell office:value-type="string">
            <text:p>file3.text</text:p>
          </table:table-cell>
          <table:table-cell/>
        </table:table-row>
        <table:table-row table:style-name="ro2">
          <table:table-cell office:value-type="string">
            <text:p>file4.mp4</text:p>
          </table:table-cell>
          <table:table-cell/>
          <table:table-cell office:value-type="string">
            <text:p>file4.text</text:p>
          </table:table-cell>
          <table:table-cell office:value-type="string">
            <text:p>file4.png</text:p>
          </table:table-cell>
          <table:table-cell office:value-type="string">
            <text:p>file4.mp4</text:p>
          </table:table-cell>
          <table:table-cell office:value-type="string">
            <text:p>file4.mp3</text:p>
          </table:table-cell>
          <table:table-cell/>
          <table:table-cell office:value-type="string">
            <text:p>file4.png</text:p>
          </table:table-cell>
          <table:table-cell office:value-type="string">
            <text:p>file4.mp4</text:p>
          </table:table-cell>
          <table:table-cell/>
          <table:table-cell office:value-type="string">
            <text:p>file4.text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03:18:56</meta:creation-date>
    <dc:date>2017-01-03T02:11:18</dc:date>
    <meta:editing-duration>P0D</meta:editing-duration>
    <meta:editing-cycles>2</meta:editing-cycles>
    <meta:generator>LibreOffice/3.5$Linux_x86 LibreOffice_project/350m1$Build-2</meta:generator>
    <meta:document-statistic meta:table-count="3" meta:cell-count="797" meta:object-count="0"/>
  </office:meta>
</office:document-meta>
</file>